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ny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4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Loan Repayment List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Amount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2"/>
          <table:table-cell table:style-name="ce6"/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s['amount']" xlink:type="simple">Amount</text:a>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2"/>
          <table:table-cell table:style-name="ce15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span text:style-name="T1"><text:a xlink:href="python://get_amount()" xlink:type="simple">Subtotal</text:a></text:span></text:p>
          </table:table-cell>
          <table:table-cell table:style-name="ce4"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1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amount()" xlink:type="simple">Total</text:a></text:span>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3:31:40.517661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03T13:31:47.412316040</dc:date>
    <dc:creator>Mike </dc:creator>
    <meta:editing-duration>PT32M15S</meta:editing-duration>
    <meta:editing-cycles>46</meta:editing-cycles>
    <meta:document-statistic meta:table-count="1" meta:cell-count="20" meta:object-count="0"/>
  </office:meta>
</office:document-meta>
</file>